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500000923F3079453E1BBAC12.jpg" manifest:media-type="image/jpeg"/>
  <manifest:file-entry manifest:full-path="Pictures/100000000000067500000923E627272FCBDAFD26.jpg" manifest:media-type="image/jpeg"/>
  <manifest:file-entry manifest:full-path="Pictures/100000000000067500000923AD5903D6BDB4C379.jpg" manifest:media-type="image/jpeg"/>
  <manifest:file-entry manifest:full-path="Pictures/100000000000067500000923E0FACC24CB12036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1.25cm" fo:min-width="1.25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5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5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389cm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5.95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3.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9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7.0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25cm" fo:min-width="4.25cm"/>
    </style:style>
    <style:style style:name="gr15" style:family="graphic" style:parent-style-name="objectwithoutfill">
      <style:graphic-properties draw:marker-end="Extrémités_20_de_20_flèche_20_2" draw:marker-end-width="0.3cm" draw:fill="none" draw:textarea-horizontal-align="center" draw:textarea-vertical-align="middle"/>
    </style:style>
    <style:style style:name="P1" style:family="paragraph">
      <loext:graphic-properties draw:fill="none" draw:fill-color="#729fcf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8.313cm" svg:height="82.514cm" svg:x="0cm" svg:y="0cm">
          <draw:image xlink:href="Pictures/100000000000067500000923E0FACC24CB120365.jpg" xlink:type="simple" xlink:show="embed" xlink:actuate="onLoad" draw:mime-type="image/jpeg">
            <text:p/>
          </draw:image>
        </draw:frame>
        <draw:custom-shape draw:style-name="gr2" draw:text-style-name="P2" draw:layer="layout" svg:width="1.25cm" svg:height="1.25cm" svg:x="22.65cm" svg:y="24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5cm" svg:height="1.25cm" svg:x="27.75cm" svg:y="24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09cm" svg:height="0.937cm" svg:x="35.5cm" svg:y="9.25cm">
          <draw:text-box>
            <text:p>Jean</text:p>
          </draw:text-box>
        </draw:frame>
        <draw:frame draw:style-name="gr5" draw:text-style-name="P4" draw:layer="layout" svg:width="3.571cm" svg:height="0.937cm" svg:x="34cm" svg:y="8cm">
          <draw:text-box>
            <text:p>LOUASSI</text:p>
          </draw:text-box>
        </draw:frame>
        <draw:frame draw:style-name="gr6" draw:text-style-name="P4" draw:layer="layout" svg:width="3.389cm" svg:height="0.937cm" svg:x="40.111cm" svg:y="11.563cm">
          <draw:text-box>
            <text:p>26104357</text:p>
          </draw:text-box>
        </draw:frame>
        <draw:line draw:style-name="gr7" draw:text-style-name="P5" draw:layer="layout" svg:x1="23cm" svg:y1="16.3cm" svg:x2="21.25cm" svg:y2="16.05cm">
          <text:p/>
        </draw:line>
        <draw:frame draw:style-name="gr8" draw:text-style-name="P4" draw:layer="layout" svg:width="18.006cm" svg:height="0.937cm" svg:x="23.229cm" svg:y="15.813cm">
          <draw:text-box>
            <text:p>This student didn’t check the correct identifiant here.</text:p>
          </draw:text-box>
        </draw:frame>
        <draw:custom-shape draw:style-name="gr9" draw:text-style-name="P3" draw:layer="layout" svg:width="3.5cm" svg:height="2.25cm" svg:x="5.25cm" svg:y="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3">
        <draw:frame draw:style-name="gr10" draw:text-style-name="P6" draw:layer="layout" svg:width="58.313cm" svg:height="82.514cm" svg:x="0cm" svg:y="0cm">
          <draw:image xlink:href="Pictures/100000000000067500000923AD5903D6BDB4C379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0" draw:text-style-name="P6" draw:layer="layout" svg:width="58.313cm" svg:height="82.514cm" svg:x="0cm" svg:y="0cm">
          <draw:image xlink:href="Pictures/100000000000067500000923F3079453E1BBAC12.jpg" xlink:type="simple" xlink:show="embed" xlink:actuate="onLoad" draw:mime-type="image/jpeg">
            <text:p/>
          </draw:image>
        </draw:frame>
        <draw:frame draw:style-name="gr11" draw:text-style-name="P4" draw:layer="layout" svg:width="2.03cm" svg:height="0.937cm" svg:x="35.47cm" svg:y="9.313cm">
          <draw:text-box>
            <text:p>Pierre</text:p>
          </draw:text-box>
        </draw:frame>
        <draw:frame draw:style-name="gr12" draw:text-style-name="P4" draw:layer="layout" svg:width="4.98cm" svg:height="0.937cm" svg:x="34.75cm" svg:y="8.063cm">
          <draw:text-box>
            <text:p>SCHIAVETTI</text:p>
          </draw:text-box>
        </draw:frame>
        <draw:frame draw:style-name="gr6" draw:text-style-name="P4" draw:layer="layout" svg:width="3.389cm" svg:height="0.937cm" svg:x="40.111cm" svg:y="11.563cm">
          <draw:text-box>
            <text:p>72022148</text:p>
          </draw:text-box>
        </draw:frame>
        <draw:frame draw:style-name="gr13" draw:text-style-name="P4" draw:layer="layout" svg:width="19.018cm" svg:height="0.937cm" svg:x="23.479cm" svg:y="17cm">
          <draw:text-box>
            <text:p>This other student wrote an incorrect identifiant as well.</text:p>
          </draw:text-box>
        </draw:frame>
        <draw:custom-shape draw:style-name="gr14" draw:text-style-name="P3" draw:layer="layout" svg:width="4.25cm" svg:height="2.25cm" svg:x="4.75cm" svg:y="2.2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3.15cm" svg:y1="17.45cm" svg:x2="21cm" svg:y2="17.25cm">
          <text:p/>
        </draw:line>
      </draw:page>
      <draw:page draw:name="page4" draw:style-name="dp1" draw:master-page-name="master-page3">
        <draw:frame draw:style-name="gr10" draw:text-style-name="P6" draw:layer="layout" svg:width="58.313cm" svg:height="82.514cm" svg:x="0cm" svg:y="0cm">
          <draw:image xlink:href="Pictures/100000000000067500000923E627272FCBDAFD2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1" draw:fill="solid" draw:fill-color="#ffffff"/>
    </style:style>
    <style:style style:name="objectwithoutfill" style:family="graphic" style:parent-style-name="standard">
      <style:graphic-properties draw:stroke="soli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58.314cm" fo:page-height="82.5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23:51:02.703539563</dc:date>
    <meta:editing-duration>PT3H6M6S</meta:editing-duration>
    <meta:editing-cycles>4</meta:editing-cycles>
    <meta:generator>LibreOffice/7.4.7.2$Linux_X86_64 LibreOffice_project/40$Build-2</meta:generator>
    <meta:document-statistic meta:object-count="18"/>
  </office:meta>
</office:document-meta>
</file>